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AE00000578CABAE39AC0788E0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2.332cm" fo:min-width="2.082cm" fo:padding-top="0.178cm" fo:padding-bottom="0.178cm" fo:padding-left="0.303cm" fo:padding-right="0.303cm"/>
    </style:style>
    <style:style style:name="gr2"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3.614cm" fo:min-width="0.234cm" fo:padding-top="0.178cm" fo:padding-bottom="0.178cm" fo:padding-left="0.303cm" fo:padding-right="0.303cm"/>
    </style:style>
    <style:style style:name="gr3"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2.332cm" fo:min-width="2.082cm" fo:padding-top="0.178cm" fo:padding-bottom="0.178cm" fo:padding-left="0.303cm" fo:padding-right="0.303cm"/>
    </style:style>
    <style:style style:name="gr4"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176cm" fo:min-width="1.601cm" fo:padding-top="0.178cm" fo:padding-bottom="0.178cm" fo:padding-left="0.303cm" fo:padding-right="0.303cm"/>
    </style:style>
    <style:style style:name="gr5"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0.616cm" fo:min-width="0.794cm" fo:padding-top="0.178cm" fo:padding-bottom="0.178cm" fo:padding-left="0.303cm" fo:padding-right="0.303cm"/>
    </style:style>
    <style:style style:name="gr6"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07cm" fo:min-width="1.495cm" fo:padding-top="0.178cm" fo:padding-bottom="0.178cm" fo:padding-left="0.303cm" fo:padding-right="0.303cm"/>
    </style:style>
    <style:style style:name="gr7" style:family="graphic" style:parent-style-name="standard">
      <style:graphic-properties svg:stroke-width="0.106cm" svg:stroke-color="#908d94" draw:marker-start-width="0.358cm" draw:marker-end-width="0.358cm" draw:fill-color="#170c00" draw:textarea-horizontal-align="justify" draw:textarea-vertical-align="middle" draw:auto-grow-height="false" fo:min-height="2.246cm" fo:min-width="12.596cm" fo:padding-top="0.177cm" fo:padding-bottom="0.177cm" fo:padding-left="0.302cm" fo:padding-right="0.302cm"/>
    </style:style>
    <style:style style:name="gr8" style:family="graphic" style:parent-style-name="Object_20_with_20_no_20_fill_20_and_20_no_20_line">
      <style:graphic-properties draw:stroke="solid" svg:stroke-width="0.106cm" svg:stroke-color="#908d94" draw:marker-start-width="0.358cm" draw:marker-end-width="0.358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217cm" fo:min-width="2.3cm" fo:padding-top="0.178cm" fo:padding-bottom="0.178cm" fo:padding-left="0.303cm" fo:padding-right="0.303cm"/>
    </style:style>
    <style:style style:name="gr10" style:family="graphic" style:parent-style-name="standard">
      <style:graphic-properties svg:stroke-width="0.106cm" svg:stroke-color="#908d94" draw:marker-start-width="0.359cm" draw:marker-end-width="0.359cm" draw:fill-color="#100109" draw:textarea-horizontal-align="justify" draw:textarea-vertical-align="middle" draw:auto-grow-height="false" fo:min-height="0.644cm" fo:min-width="1.344cm" fo:padding-top="0.178cm" fo:padding-bottom="0.178cm" fo:padding-left="0.303cm" fo:padding-right="0.303cm"/>
    </style:style>
    <style:style style:name="gr11"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111cm" fo:min-width="2.194cm" fo:padding-top="0.178cm" fo:padding-bottom="0.178cm" fo:padding-left="0.303cm" fo:padding-right="0.303cm"/>
    </style:style>
    <style:style style:name="gr12"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438cm" fo:min-width="2.188cm" fo:padding-top="0.178cm" fo:padding-bottom="0.178cm" fo:padding-left="0.303cm" fo:padding-right="0.303cm"/>
    </style:style>
    <style:style style:name="gr13"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332cm" fo:min-width="2.082cm" fo:padding-top="0.178cm" fo:padding-bottom="0.178cm" fo:padding-left="0.303cm" fo:padding-right="0.303cm"/>
    </style:style>
    <style:style style:name="gr14"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4.734cm" fo:min-width="0.24cm" fo:padding-top="0.178cm" fo:padding-bottom="0.178cm" fo:padding-left="0.303cm" fo:padding-right="0.303cm"/>
    </style:style>
    <style:style style:name="gr15" style:family="graphic" style:parent-style-name="standard">
      <style:graphic-properties svg:stroke-color="#170c00" draw:fill-color="#1c1c1c" draw:textarea-horizontal-align="justify" draw:textarea-vertical-align="middle" draw:auto-grow-height="false" fo:min-height="0.74cm" fo:min-width="0.49cm"/>
    </style:style>
    <style:style style:name="gr16" style:family="graphic" style:parent-style-name="standard">
      <style:graphic-properties svg:stroke-width="0.106cm" svg:stroke-color="#908d94" draw:marker-start-width="0.359cm" draw:marker-end-width="0.359cm" draw:fill-color="#000000" fo:min-height="0cm" fo:min-width="0cm" fo:padding-top="0.178cm" fo:padding-bottom="0.178cm" fo:padding-left="0.303cm" fo:padding-right="0.303cm"/>
    </style:style>
    <style:style style:name="gr17"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1c1c1c"/>
      <style:paragraph-properties fo:text-align="center"/>
    </style:style>
    <style:style style:name="P2" style:family="paragraph">
      <loext:graphic-properties draw:fill-color="#170c00"/>
      <style:paragraph-properties fo:text-align="center"/>
    </style:style>
    <style:style style:name="P3" style:family="paragraph">
      <loext:graphic-properties draw:fill-color="#230b18"/>
      <style:paragraph-properties fo:text-align="center"/>
    </style:style>
    <style:style style:name="P4" style:family="paragraph">
      <style:paragraph-properties fo:text-align="center"/>
    </style:style>
    <style:style style:name="P5" style:family="paragraph">
      <loext:graphic-properties draw:fill-color="#170c00"/>
      <style:paragraph-properties fo:text-align="center"/>
      <style:text-properties fo:color="#ffffff" style:font-name="Ubuntu" fo:font-weight="bold" style:font-weight-asian="bold" style:font-weight-complex="bold"/>
    </style:style>
    <style:style style:name="P6" style:family="paragraph">
      <loext:graphic-properties draw:fill-color="#100109"/>
      <style:paragraph-properties fo:text-align="center"/>
    </style:style>
    <style:style style:name="P7" style:family="paragraph">
      <loext:graphic-properties draw:fill-color="#000000"/>
    </style:style>
    <style:style style:name="P8" style:family="paragraph">
      <loext:graphic-properties draw:fill-color="#ffffff"/>
    </style:style>
    <style:style style:name="T1" style:family="text">
      <style:text-properties fo:color="#ffffff" style:font-name="Ubuntu"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3.8cm" svg:height="3.8cm" svg:x="22.003cm" svg:y="4.153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3.8cm" svg:height="3.8cm" svg:x="2.202cm" svg:y="4.15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0.84cm" svg:height="3.97cm" draw:transform="rotate (1.5707963267949) translate (21.9cm 14.993cm)">
          <text:p/>
          <draw:enhanced-geometry svg:viewBox="0 0 21600 21600" draw:type="rectangle" draw:enhanced-path="M 0 0 L 21600 0 21600 21600 0 21600 0 0 Z N"/>
        </draw:custom-shape>
        <draw:custom-shape draw:style-name="gr3" draw:text-style-name="P2" draw:layer="layout" svg:width="3.8cm" svg:height="3.8cm" svg:x="2.201cm" svg:y="4.151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3" draw:layer="layout" svg:width="4.2cm" svg:height="4.4cm" svg:x="0.4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2" draw:layer="layout" svg:width="2.799cm" svg:height="3.001cm" svg:x="0.8cm" svg:y="1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4.2cm" svg:height="4.4cm" draw:transform="rotate (1.5707963267949) translate (23.2cm 20.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2" draw:layer="layout" svg:width="2.799cm" svg:height="3.001cm" draw:transform="rotate (1.5707963267949) translate (24.2cm 20.2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4.2cm" svg:height="4.4cm" draw:transform="rotate (-3.14159265358979) translate (27.6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2" draw:layer="layout" svg:width="2.799cm" svg:height="3.001cm" draw:transform="rotate (-3.14159265358979) translate (27.202cm 3.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4.2cm" svg:height="4.4cm" draw:transform="rotate (-1.5707963267949) translate (4.8cm 0.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2" draw:layer="layout" svg:width="2.799cm" svg:height="3.001cm" draw:transform="rotate (-1.5707963267949) translate (3.8cm 0.79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5" draw:layer="layout" svg:width="13.2cm" svg:height="2.6cm" svg:x="7.4cm" svg:y="17.25cm">
          <text:p text:style-name="P4"><text:span text:style-name="T1">Enter to Start</text:span></text:p>
          <draw:enhanced-geometry svg:viewBox="0 0 21600 21600" draw:type="rectangle" draw:enhanced-path="M 0 0 L 21600 0 21600 21600 0 21600 0 0 Z N"/>
        </draw:custom-shape>
        <draw:frame draw:style-name="gr8" draw:text-style-name="P4" draw:layer="layout" svg:width="13cm" svg:height="15.193cm" svg:x="7.5cm" svg:y="1.1cm">
          <draw:image xlink:href="Pictures/10000000000004AE00000578CABAE39AC0788E01.jpg" xlink:type="simple" xlink:show="embed" xlink:actuate="onLoad">
            <text:p/>
          </draw:image>
        </draw:frame>
        <draw:custom-shape draw:style-name="gr9" draw:text-style-name="P3" draw:layer="layout" svg:width="5.6cm" svg:height="4.4cm" draw:transform="rotate (-1.5707963267949) translate (4.8cm 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6" draw:layer="layout" svg:width="3.9cm" svg:height="3.001cm" draw:transform="rotate (-1.5707963267949) translate (3.851cm 8.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3" draw:layer="layout" svg:width="5.6cm" svg:height="4.4cm" draw:transform="rotate (1.5707963267949) translate (23.199cm 13.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6" draw:layer="layout" svg:width="3.9cm" svg:height="3.001cm" draw:transform="rotate (1.5707963267949) translate (24.12cm 12.3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3" draw:layer="layout" svg:width="3.8cm" svg:height="3.8cm" svg:x="2.2cm" svg:y="4.15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3.8cm" svg:height="3.8cm" svg:x="22.002cm" svg:y="4.152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3" draw:layer="layout" svg:width="3.8cm" svg:height="3.8cm" svg:x="22.001cm" svg:y="4.151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4" draw:text-style-name="P3" draw:layer="layout" svg:width="0.846cm" svg:height="5.09cm" svg:x="23.454cm" svg:y="12.7cm">
          <text:p/>
          <draw:enhanced-geometry svg:viewBox="0 0 21600 21600" draw:type="rectangle" draw:enhanced-path="M 0 0 L 21600 0 21600 21600 0 21600 0 0 Z N"/>
        </draw:custom-shape>
        <draw:custom-shape draw:style-name="gr15" draw:text-style-name="P1" draw:layer="layout" svg:width="1.4cm" svg:height="1.4cm" svg:x="23.21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2cm" svg:height="2cm" svg:x="22.89cm" svg:y="13.5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2" draw:layer="layout" svg:width="0.84cm" svg:height="3.97cm" draw:transform="rotate (1.5707963267949) translate (2.13cm 14.993cm)">
          <text:p/>
          <draw:enhanced-geometry svg:viewBox="0 0 21600 21600" draw:type="rectangle" draw:enhanced-path="M 0 0 L 21600 0 21600 21600 0 21600 0 0 Z N"/>
        </draw:custom-shape>
        <draw:custom-shape draw:style-name="gr14" draw:text-style-name="P3" draw:layer="layout" svg:width="0.846cm" svg:height="5.09cm" svg:x="3.684cm" svg:y="12.7cm">
          <text:p/>
          <draw:enhanced-geometry svg:viewBox="0 0 21600 21600" draw:type="rectangle" draw:enhanced-path="M 0 0 L 21600 0 21600 21600 0 21600 0 0 Z N"/>
        </draw:custom-shape>
        <draw:custom-shape draw:style-name="gr15" draw:text-style-name="P1" draw:layer="layout" svg:width="1.4cm" svg:height="1.4cm" svg:x="3.44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2cm" svg:height="2cm" svg:x="3.12cm" svg:y="13.5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17"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3-28T14:36:55.554056970</dc:date>
    <meta:editing-duration>PT25M6S</meta:editing-duration>
    <meta:editing-cycles>12</meta:editing-cycles>
    <meta:generator>LibreOffice/6.0.7.3$Linux_X86_64 LibreOffice_project/00m0$Build-3</meta:generator>
    <meta:document-statistic meta:object-count="51"/>
  </office:meta>
</office:document-meta>
</file>